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2.216cm" fo:padding-top="0.142cm" fo:padding-bottom="0.142cm" fo:padding-left="0.267cm" fo:padding-right="0.267cm" draw:shadow-opacity="100%" loext:decorative="false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3.463cm" fo:padding-top="0.142cm" fo:padding-bottom="0.142cm" fo:padding-left="0.267cm" fo:padding-right="0.267cm" draw:shadow-opacity="100%" loext:decorative="false"/>
    </style:style>
    <style:style style:name="gr3" style:family="graphic" style:parent-style-name="standard" style:list-style-name="L1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2cm" fo:padding-top="0.142cm" fo:padding-bottom="0.142cm" fo:padding-left="0.267cm" fo:padding-right="0.267cm" draw:shadow-opacity="100%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216cm" fo:padding-top="0.142cm" fo:padding-bottom="0.142cm" fo:padding-left="0.267cm" fo:padding-right="0.267cm" draw:shadow-opacity="100%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3cm" fo:padding-top="0.142cm" fo:padding-bottom="0.142cm" fo:padding-left="0.267cm" fo:padding-right="0.267cm" draw:shadow-opacity="100%" loext:decorative="false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loext:decorative="false"/>
    </style:style>
    <style:style style:name="gr8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466cm" fo:padding-top="0.142cm" fo:padding-bottom="0.142cm" fo:padding-left="0.267cm" fo:padding-right="0.267cm" draw:shadow-opacity="100%" loext:decorative="false"/>
    </style:style>
    <style:style style:name="gr9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5cm" fo:padding-top="0.142cm" fo:padding-bottom="0.142cm" fo:padding-left="0.267cm" fo:padding-right="0.267cm" draw:shadow-opacity="100%" loext:decorative="false"/>
    </style:style>
    <style:style style:name="gr10" style:family="graphic" style:parent-style-name="standard">
      <style:graphic-properties draw:stroke="none" svg:stroke-color="#3465a4" draw:fill="none" fo:min-height="0.239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font-size="18pt" fo:font-weight="normal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1" fo:font-size="5pt" fo:letter-spacing="normal" fo:font-style="normal" fo:text-shadow="none" style:text-underline-style="none" fo:font-weight="normal" style:letter-kerning="true" style:font-name-asian="맑은 고딕2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1" fo:font-size="5pt" fo:letter-spacing="normal" fo:font-style="normal" fo:text-shadow="none" style:text-underline-style="none" fo:font-weight="normal" style:letter-kerning="true" style:font-name-asian="맑은 고딕2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style:font-name="맑은 고딕" fo:font-size="5pt" fo:font-weight="bold" style:font-name-asian="맑은 고딕" style:font-size-asian="5pt" style:font-weight-asian="bold" style:font-size-complex="5pt" style:font-weight-complex="bold"/>
    </style:style>
    <style:style style:name="P5" style:family="paragraph">
      <loext:graphic-properties draw:fill-color="#ffffff"/>
      <style:paragraph-properties fo:text-align="center"/>
      <style:text-properties style:font-name="맑은 고딕" fo:font-size="5pt" fo:font-weight="bold" style:font-name-asian="맑은 고딕" style:font-size-asian="5pt" style:font-weight-asian="bold" style:font-size-complex="5pt" style:font-weight-complex="bold"/>
    </style:style>
    <style:style style:name="P6" style:family="paragraph">
      <style:paragraph-properties fo:text-align="center"/>
      <style:text-properties fo:font-size="5pt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font-size="5pt" fo:font-weight="bold" style:font-weight-asian="bold" style:font-weight-complex="bold"/>
    </style:style>
    <style:style style:name="P8" style:family="paragraph">
      <loext:graphic-properties draw:fill="none"/>
    </style:style>
    <style:style style:name="T1" style:family="text">
      <style:text-properties style:font-name="맑은 고딕" fo:font-size="5pt" fo:letter-spacing="normal" fo:font-weight="bold" style:font-name-asian="맑은 고딕" style:font-size-asian="5pt" style:font-weight-asian="bold" style:font-size-complex="5pt" style:font-weight-complex="bold"/>
    </style:style>
    <style:style style:name="T2" style:family="text">
      <style:text-properties style:font-name="맑은 고딕" fo:font-size="5pt" fo:font-weight="bold" style:font-name-asian="맑은 고딕" style:font-size-asian="5pt" style:font-weight-asian="bold" style:font-size-complex="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5pt" fo:letter-spacing="normal" fo:font-style="normal" fo:text-shadow="none" style:text-underline-style="none" fo:font-weight="bold" style:letter-kerning="true" style:font-name-asian="맑은 고딕" style:font-size-asian="5pt" style:font-style-asian="normal" style:font-weight-asian="bold" style:font-name-complex="Arial" style:font-size-complex="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2.75cm" svg:height="0.5cm" draw:transform="skewX (-0.00506145483078356) rotate (0.0010471975511966) translate (2.499cm 0.0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997cm" svg:height="0.5cm" draw:transform="skewX (-0.00506145483078356) rotate (0.0010471975511966) translate (2.499cm 0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96cm" svg:height="0.5cm" draw:transform="skewX (-0.00593411945678072) rotate (0.00139626340159546) translate (1cm 0.502cm)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499cm" svg:height="0.5cm" draw:transform="skewX (-0.00506145483078356) rotate (0.0010471975511966) translate (0.997cm 0.002cm)">
          <text:p text:style-name="P4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75cm" svg:height="0.5cm" draw:transform="skewX (-0.00506145483078356) rotate (0.0010471975511966) translate (5.249cm 0.002cm)">
          <text:p text:style-name="P6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247cm" svg:height="0.5cm" draw:transform="skewX (-0.00506145483078356) rotate (0.0010471975511966) translate (6.999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499cm" svg:height="0.5cm" draw:transform="skewX (-0.00506145483078356) rotate (0.0010471975511966) translate (9.25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cm" svg:height="0.5cm" draw:transform="skewX (-0.00506145483078356) rotate (0.0010471975511966) translate (10.749cm 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499cm" svg:height="0.5cm" draw:transform="skewX (-0.00506145483078356) rotate (0.0010471975511966) translate (12.747cm 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249cm" svg:height="0.5cm" draw:transform="skewX (-0.00506145483078356) rotate (0.0010471975511966) translate (14.25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.502cm" svg:height="0.489cm" svg:x="0.998cm" svg:y="0.5cm">
          <draw:text-box>
            <text:p><text:span text:style-name="T4">Screen Pa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1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0T17:50:00.301000000</dc:date>
    <meta:editing-duration>PT4H22S</meta:editing-duration>
    <meta:editing-cycles>9</meta:editing-cycles>
    <meta:document-statistic meta:object-count="11"/>
  </office:meta>
</office:document-meta>
</file>